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number:time-style style:name="N42">
      <number:hours number:style="long"/>
      <number:text>:</number:text>
      <number:minutes number:style="long"/>
      <number:text> </number:text>
      <number:am-pm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cording started at <text:time style:data-style-name="N42" text:time-value="2018-04-18T14:08:41.38" text:fixed="true">02:08 PM</text:time></text:p>
      <text:p text:style-name="Standard">The war saw 16 million men serve, 66% of 18-34 males served, avg time 2 ½ years</text:p>
      <text:p text:style-name="Standard">less than 3 million in 1946</text:p>
      <text:p text:style-name="Standard"/>
      <text:p text:style-name="Standard"/>
      <text:p text:style-name="Standard"/>
      <text:p text:style-name="Standard">(<text:time style:data-style-name="N42" text:time-value="2018-04-18T14:14:39.56" text:fixed="true">02:14 PM</text:time> notes)</text:p>
      <text:p text:style-name="Standard">Demobilized soldiers received 52-20 benefits. For 52 weeks, they would receive $20 a week.</text:p>
      <text:p text:style-name="Standard">Over 15 million eligible veterans took part of the GI bill.</text:p>
      <text:p text:style-name="Standard">Guaranteed loans for housing, allowances &amp; compensation for education, transitional benefits and hiring preferences. For all honorably discharged vets. </text:p>
      <text:p text:style-name="Standard">Feds give you 500 bucks, and state gives you 500 bucks when discharged ( your bonus for discharge)</text:p>
      <text:p text:style-name="Standard">plus 20 bucks a week income for next year. (5220 benefits)</text:p>
      <text:p text:style-name="Standard">So vets took time off and enjoyed freedom and spent their money... stimulating economy </text:p>
      <text:p text:style-name="Standard"/>
      <text:p text:style-name="Standard">about 8 million took advantage of educational benefits: one full year of tuition or a year of technical training, after that for every year you served, you get that many years paid for as well</text:p>
      <text:p text:style-name="Standard"/>
      <text:p text:style-name="Standard">vets got preference in hiring </text:p>
      <text:p text:style-name="Standard"/>
      <text:p text:style-name="Standard">guaranteed home mortgages. </text:p>
      <text:p text:style-name="Standard"/>
      <text:p text:style-name="Standard"/>
      <text:p text:style-name="Standard">GI bill revolutionizes American Education.</text:p>
      <text:p text:style-name="Standard">(<text:time style:data-style-name="N42" text:time-value="2018-04-18T14:18:49.77" text:fixed="true">02:18 PM</text:time> notes) GI bill stuff.</text:p>
      <text:p text:style-name="Standard">GI bill hiring and preference was for men.</text:p>
      <text:p text:style-name="Standard">(<text:time style:data-style-name="N42" text:time-value="2018-04-18T14:22:08.21" text:fixed="true">02:22 PM</text:time> notes)</text:p>
      <text:p text:style-name="Standard">By 1956, 42% of all American veterans owned their own home.</text:p>
      <text:p text:style-name="Standard">Promised loans of 2k to veterans who promised to start small businesses.</text:p>
      <text:p text:style-name="Standard">Consumerism creates jobs.</text:p>
      <text:p text:style-name="Standard">(<text:time style:data-style-name="N42" text:time-value="2018-04-18T14:29:17.40" text:fixed="true">02:29 PM</text:time> notes)</text:p>
      <text:p text:style-name="Standard">GI Bill great for white men, bad for white women, so-so for black men (still have trouble getting hired)</text:p>
      <text:p text:style-name="Standard"/>
      <text:p text:style-name="Standard">needed to find somewhere to put all these people.. who wanted to buy new homes </text:p>
      <text:p text:style-name="Standard">William Levitt</text:p>
      <text:p text:style-name="Standard">During war, was a member of the CB (Construction Battalion) (Sea-Bee)</text:p>
      <text:p text:style-name="Standard">Home constructor, expert at creating places to build</text:p>
      <text:p text:style-name="Standard">He would buy hundreds of acres of land, and flatten it, then divide it into lots.</text:p>
      <text:p text:style-name="Standard">Mass produced housing.</text:p>
      <text:p text:style-name="Standard">Levitt towns were beautifully sturdy.</text:p>
      <text:p text:style-name="Standard">Housing of Levitt town cost less than 10,000 dollars.</text:p>
      <text:p text:style-name="Standard">10% down</text:p>
      <text:p text:style-name="Standard">First Levitt-town opened up on Long Island, New York.</text:p>
      <text:p text:style-name="Standard">By 1960, 60% of all Americans owned their own homes.</text:p>
      <text:p text:style-name="Standard">Levitt-town housing stuff.</text:p>
      <text:p text:style-name="Standard">Blacks are excluded from Levitt-town communities.</text:p>
      <text:p text:style-name="Standard">Temporarily legal: Restrictive covenant. Clause in contract that said you agree not to sell your home, <text:soft-page-break/>rent your home, or lend your home to black people.</text:p>
      <text:p text:style-name="Standard">To maintain property value of homes. But reinforces racial segregation.</text:p>
      <text:p text:style-name="Standard">(<text:time style:data-style-name="N42" text:time-value="2018-04-18T14:42:46.47" text:fixed="true" text:time-adjust="-PT00H04M00S">02:38 PM</text:time> notes)</text:p>
      <text:p text:style-name="Standard"/>
      <text:p text:style-name="Standard">(<text:time style:data-style-name="N42" text:time-value="2018-04-18T14:47:35.31" text:fixed="true">02:47 PM</text:time> notes)</text:p>
      <text:p text:style-name="Standard">In 1956, President Eisenhower signed the 1956 Highway Act.</text:p>
      <text:p text:style-name="Standard">Created gasoline tax, funded highway construction.</text:p>
      <text:p text:style-name="Standard">Pays 90% of highway construction, leaving states to only cover 10%.</text:p>
      <text:p text:style-name="Standard">Catch was had to build approved routes government desired.</text:p>
      <text:p text:style-name="Standard">Designed to connect every major American city of over 50k people.</text:p>
      <text:p text:style-name="Standard">(<text:time style:data-style-name="N42" text:time-value="2018-04-18T14:49:32.08" text:fixed="true">02:49 PM</text:time> note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text:creation-date style:data-style-name="N37" text:fixed="true">04/18/18</text:creation-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4-18T13:51:26.97</meta:creation-date>
    <dc:date>2018-05-10T13:44:28.58</dc:date>
    <dc:creator>Timothy Cayer</dc:creator>
    <meta:editing-duration>PT3H35M7S</meta:editing-duration>
    <meta:editing-cycles>16</meta:editing-cycles>
    <meta:generator>OpenOffice/4.1.3$Win32 OpenOffice.org_project/413m1$Build-9783</meta:generator>
    <meta:document-statistic meta:table-count="0" meta:image-count="0" meta:object-count="0" meta:page-count="2" meta:paragraph-count="46" meta:word-count="422" meta:character-count="2524"/>
  </office:meta>
</office:document-meta>
</file>